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Manager.ProxyManager( MBeanServerConnection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nager.getProxy( ObjectName name , Class &lt; T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